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C" style:family="table-column">
      <style:table-column-properties style:column-width="4.251cm" style:rel-column-width="16384*"/>
    </style:style>
    <style:style style:name="Table1.D" style:family="table-column">
      <style:table-column-properties style:column-width="4.251cm" style:rel-column-width="16385*"/>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2ac39" officeooo:paragraph-rsid="0002ac39"/>
    </style:style>
    <style:style style:name="P2" style:family="paragraph" style:parent-style-name="Standard">
      <style:text-properties officeooo:rsid="0003ce7a" officeooo:paragraph-rsid="0003ce7a"/>
    </style:style>
    <style:style style:name="P3" style:family="paragraph" style:parent-style-name="Standard">
      <style:text-properties officeooo:rsid="000a01f8" officeooo:paragraph-rsid="000a01f8"/>
    </style:style>
    <style:style style:name="P4" style:family="paragraph" style:parent-style-name="Standard">
      <style:text-properties officeooo:rsid="0020f2d3" officeooo:paragraph-rsid="0020f2d3"/>
    </style:style>
    <style:style style:name="P5" style:family="paragraph" style:parent-style-name="Standard">
      <style:text-properties style:text-underline-style="solid" style:text-underline-width="auto" style:text-underline-color="font-color" officeooo:rsid="0020f2d3" officeooo:paragraph-rsid="0020f2d3"/>
    </style:style>
    <style:style style:name="P6" style:family="paragraph" style:parent-style-name="Standard">
      <style:text-properties officeooo:paragraph-rsid="008794de"/>
    </style:style>
    <style:style style:name="P7" style:family="paragraph" style:parent-style-name="Standard">
      <style:text-properties officeooo:rsid="0098aeea" officeooo:paragraph-rsid="0098aeea"/>
    </style:style>
    <style:style style:name="P8" style:family="paragraph" style:parent-style-name="Text_20_body">
      <style:text-properties officeooo:rsid="000bc875" officeooo:paragraph-rsid="000bc875"/>
    </style:style>
    <style:style style:name="P9" style:family="paragraph" style:parent-style-name="Text_20_body">
      <style:text-properties officeooo:rsid="000db187" officeooo:paragraph-rsid="006077c0"/>
    </style:style>
    <style:style style:name="P10" style:family="paragraph" style:parent-style-name="Text_20_body">
      <style:text-properties officeooo:rsid="000db490" officeooo:paragraph-rsid="006077c0"/>
    </style:style>
    <style:style style:name="P11" style:family="paragraph" style:parent-style-name="Text_20_body">
      <style:text-properties officeooo:rsid="002d7582" officeooo:paragraph-rsid="002d7582"/>
    </style:style>
    <style:style style:name="P12" style:family="paragraph" style:parent-style-name="Text_20_body">
      <style:text-properties officeooo:rsid="0034f36d" officeooo:paragraph-rsid="0034f36d"/>
    </style:style>
    <style:style style:name="P13" style:family="paragraph" style:parent-style-name="Text_20_body">
      <style:text-properties officeooo:rsid="005688f5" officeooo:paragraph-rsid="005688f5"/>
    </style:style>
    <style:style style:name="P14" style:family="paragraph" style:parent-style-name="Text_20_body">
      <style:text-properties officeooo:rsid="0057a972" officeooo:paragraph-rsid="0057a972"/>
    </style:style>
    <style:style style:name="P15" style:family="paragraph" style:parent-style-name="Text_20_body">
      <style:text-properties officeooo:rsid="00596edf" officeooo:paragraph-rsid="00596edf"/>
    </style:style>
    <style:style style:name="P16" style:family="paragraph" style:parent-style-name="Text_20_body">
      <style:text-properties officeooo:rsid="005a0582" officeooo:paragraph-rsid="005a0582"/>
    </style:style>
    <style:style style:name="P17" style:family="paragraph" style:parent-style-name="Text_20_body">
      <style:text-properties officeooo:rsid="0065818f" officeooo:paragraph-rsid="0065818f"/>
    </style:style>
    <style:style style:name="P18" style:family="paragraph" style:parent-style-name="Text_20_body">
      <style:text-properties officeooo:rsid="0032ea45" officeooo:paragraph-rsid="0032ea45"/>
    </style:style>
    <style:style style:name="P19" style:family="paragraph" style:parent-style-name="Text_20_body">
      <style:paragraph-properties fo:margin-top="0cm" fo:margin-bottom="0cm" loext:contextual-spacing="false"/>
    </style:style>
    <style:style style:name="P20" style:family="paragraph" style:parent-style-name="Text_20_body">
      <style:paragraph-properties fo:margin-top="0cm" fo:margin-bottom="0cm" loext:contextual-spacing="false" fo:line-height="100%"/>
      <style:text-properties officeooo:rsid="0032ea45" officeooo:paragraph-rsid="002d7582"/>
    </style:style>
    <style:style style:name="P21" style:family="paragraph" style:parent-style-name="Text_20_body">
      <style:paragraph-properties fo:margin-top="0cm" fo:margin-bottom="0cm" loext:contextual-spacing="false"/>
      <style:text-properties officeooo:rsid="0029a7e1" officeooo:paragraph-rsid="0029a7e1"/>
    </style:style>
    <style:style style:name="P22" style:family="paragraph" style:parent-style-name="Text_20_body">
      <style:paragraph-properties fo:margin-top="0cm" fo:margin-bottom="0cm" loext:contextual-spacing="false"/>
      <style:text-properties officeooo:rsid="002aeb9a" officeooo:paragraph-rsid="002aeb9a"/>
    </style:style>
    <style:style style:name="P23" style:family="paragraph" style:parent-style-name="Text_20_body">
      <style:paragraph-properties fo:margin-top="0cm" fo:margin-bottom="0cm" loext:contextual-spacing="false"/>
      <style:text-properties officeooo:rsid="00275d0a" officeooo:paragraph-rsid="00275d0a"/>
    </style:style>
    <style:style style:name="P24" style:family="paragraph" style:parent-style-name="Text_20_body">
      <style:paragraph-properties fo:margin-top="0cm" fo:margin-bottom="0cm" loext:contextual-spacing="false" fo:line-height="100%"/>
      <style:text-properties officeooo:rsid="00275d0a" officeooo:paragraph-rsid="00275d0a"/>
    </style:style>
    <style:style style:name="P25" style:family="paragraph" style:parent-style-name="Text_20_body">
      <style:paragraph-properties fo:margin-top="0cm" fo:margin-bottom="0cm" loext:contextual-spacing="false"/>
      <style:text-properties officeooo:rsid="00252462" officeooo:paragraph-rsid="00252462"/>
    </style:style>
    <style:style style:name="P26" style:family="paragraph" style:parent-style-name="Text_20_body">
      <style:paragraph-properties fo:margin-top="0cm" fo:margin-bottom="0cm" loext:contextual-spacing="false"/>
      <style:text-properties officeooo:rsid="005a0582" officeooo:paragraph-rsid="005a0582"/>
    </style:style>
    <style:style style:name="P27" style:family="paragraph" style:parent-style-name="Text_20_body">
      <style:paragraph-properties fo:margin-top="0cm" fo:margin-bottom="0cm" loext:contextual-spacing="false" fo:line-height="100%"/>
      <style:text-properties officeooo:rsid="0051e06a" officeooo:paragraph-rsid="0051e06a"/>
    </style:style>
    <style:style style:name="P28" style:family="paragraph" style:parent-style-name="Text_20_body">
      <style:paragraph-properties fo:margin-top="0cm" fo:margin-bottom="0cm" loext:contextual-spacing="false" fo:line-height="100%"/>
      <style:text-properties officeooo:rsid="0051ebc2" officeooo:paragraph-rsid="0051ebc2"/>
    </style:style>
    <style:style style:name="P29" style:family="paragraph" style:parent-style-name="Text_20_body">
      <style:paragraph-properties fo:margin-top="0cm" fo:margin-bottom="0cm" loext:contextual-spacing="false" fo:line-height="100%"/>
      <style:text-properties officeooo:rsid="00381a8f" officeooo:paragraph-rsid="00381a8f"/>
    </style:style>
    <style:style style:name="P30" style:family="paragraph" style:parent-style-name="Text_20_body">
      <style:paragraph-properties fo:margin-top="0cm" fo:margin-bottom="0cm" loext:contextual-spacing="false" fo:line-height="100%"/>
      <style:text-properties officeooo:rsid="00441e19" officeooo:paragraph-rsid="00473a3d"/>
    </style:style>
    <style:style style:name="P31" style:family="paragraph" style:parent-style-name="Text_20_body">
      <style:paragraph-properties fo:margin-top="0cm" fo:margin-bottom="0cm" loext:contextual-spacing="false" fo:line-height="100%"/>
      <style:text-properties officeooo:rsid="00485a66" officeooo:paragraph-rsid="00485a66"/>
    </style:style>
    <style:style style:name="P32" style:family="paragraph" style:parent-style-name="Text_20_body">
      <style:paragraph-properties fo:margin-top="0cm" fo:margin-bottom="0cm" loext:contextual-spacing="false" fo:line-height="100%"/>
      <style:text-properties officeooo:rsid="0038d3b2" officeooo:paragraph-rsid="0038d3b2"/>
    </style:style>
    <style:style style:name="P33" style:family="paragraph" style:parent-style-name="Text_20_body">
      <style:paragraph-properties fo:margin-top="0cm" fo:margin-bottom="0cm" loext:contextual-spacing="false" fo:line-height="100%"/>
      <style:text-properties officeooo:rsid="003908b0" officeooo:paragraph-rsid="003908b0"/>
    </style:style>
    <style:style style:name="P34" style:family="paragraph" style:parent-style-name="Text_20_body">
      <style:paragraph-properties fo:margin-top="0cm" fo:margin-bottom="0cm" loext:contextual-spacing="false" fo:line-height="100%"/>
      <style:text-properties officeooo:rsid="003a6030" officeooo:paragraph-rsid="003a6030"/>
    </style:style>
    <style:style style:name="P35" style:family="paragraph" style:parent-style-name="Text_20_body">
      <style:paragraph-properties fo:margin-top="0cm" fo:margin-bottom="0cm" loext:contextual-spacing="false" fo:line-height="100%"/>
      <style:text-properties officeooo:rsid="003b877d" officeooo:paragraph-rsid="003b877d"/>
    </style:style>
    <style:style style:name="P36" style:family="paragraph" style:parent-style-name="Text_20_body">
      <style:paragraph-properties fo:margin-top="0cm" fo:margin-bottom="0cm" loext:contextual-spacing="false" fo:line-height="100%"/>
      <style:text-properties officeooo:paragraph-rsid="006e368a"/>
    </style:style>
    <style:style style:name="P37" style:family="paragraph" style:parent-style-name="Text_20_body">
      <style:paragraph-properties fo:margin-top="0cm" fo:margin-bottom="0cm" loext:contextual-spacing="false" fo:line-height="100%"/>
      <style:text-properties officeooo:rsid="006e368a" officeooo:paragraph-rsid="006e368a"/>
    </style:style>
    <style:style style:name="P38" style:family="paragraph" style:parent-style-name="Text_20_body">
      <style:paragraph-properties fo:margin-top="0cm" fo:margin-bottom="0cm" loext:contextual-spacing="false" fo:line-height="100%"/>
      <style:text-properties officeooo:rsid="006e368a" officeooo:paragraph-rsid="008794de"/>
    </style:style>
    <style:style style:name="P39" style:family="paragraph" style:parent-style-name="Text_20_body">
      <style:paragraph-properties fo:margin-top="0cm" fo:margin-bottom="0cm" loext:contextual-spacing="false"/>
      <style:text-properties officeooo:rsid="001e6553" officeooo:paragraph-rsid="001e6553"/>
    </style:style>
    <style:style style:name="P40" style:family="paragraph" style:parent-style-name="Text_20_body">
      <style:paragraph-properties fo:margin-top="0cm" fo:margin-bottom="0cm" loext:contextual-spacing="false" fo:line-height="100%"/>
      <style:text-properties officeooo:rsid="000db187" officeooo:paragraph-rsid="000db187"/>
    </style:style>
    <style:style style:name="P41" style:family="paragraph" style:parent-style-name="Text_20_body">
      <style:paragraph-properties fo:margin-top="0cm" fo:margin-bottom="0cm" loext:contextual-spacing="false" fo:line-height="100%"/>
      <style:text-properties officeooo:rsid="000db490" officeooo:paragraph-rsid="000db490"/>
    </style:style>
    <style:style style:name="P42" style:family="paragraph" style:parent-style-name="Text_20_body">
      <style:paragraph-properties fo:margin-top="0cm" fo:margin-bottom="0cm" loext:contextual-spacing="false" fo:line-height="100%"/>
      <style:text-properties style:text-underline-style="solid" style:text-underline-width="auto" style:text-underline-color="font-color" officeooo:rsid="006e368a" officeooo:paragraph-rsid="006e368a"/>
    </style:style>
    <style:style style:name="P43" style:family="paragraph" style:parent-style-name="Text_20_body">
      <style:paragraph-properties fo:margin-top="0cm" fo:margin-bottom="0cm" loext:contextual-spacing="false"/>
      <style:text-properties style:text-underline-style="solid" style:text-underline-width="auto" style:text-underline-color="font-color" officeooo:rsid="00774c36" officeooo:paragraph-rsid="0073add5"/>
    </style:style>
    <style:style style:name="P44" style:family="paragraph" style:parent-style-name="Text_20_body">
      <style:paragraph-properties fo:margin-top="0cm" fo:margin-bottom="0cm" loext:contextual-spacing="false"/>
      <style:text-properties officeooo:rsid="0073add5" officeooo:paragraph-rsid="0073add5"/>
    </style:style>
    <style:style style:name="P45" style:family="paragraph" style:parent-style-name="Text_20_body">
      <style:paragraph-properties fo:margin-top="0cm" fo:margin-bottom="0cm" loext:contextual-spacing="false" fo:line-height="100%"/>
      <style:text-properties officeooo:rsid="0027feb8" officeooo:paragraph-rsid="0027feb8"/>
    </style:style>
    <style:style style:name="P46" style:family="paragraph" style:parent-style-name="Text_20_body">
      <style:paragraph-properties fo:margin-top="0cm" fo:margin-bottom="0cm" loext:contextual-spacing="false"/>
      <style:text-properties officeooo:rsid="001f16f7" officeooo:paragraph-rsid="001f16f7"/>
    </style:style>
    <style:style style:name="P47" style:family="paragraph" style:parent-style-name="Standard">
      <style:paragraph-properties fo:margin-top="0cm" fo:margin-bottom="0cm" loext:contextual-spacing="false" fo:line-height="100%"/>
      <style:text-properties officeooo:rsid="006e368a" officeooo:paragraph-rsid="008794de"/>
    </style:style>
    <style:style style:name="P48" style:family="paragraph" style:parent-style-name="Text_20_body">
      <style:paragraph-properties fo:margin-top="0cm" fo:margin-bottom="0cm" loext:contextual-spacing="true" fo:line-height="100%"/>
      <style:text-properties officeooo:rsid="0034f36d" officeooo:paragraph-rsid="0034f36d"/>
    </style:style>
    <style:style style:name="P49" style:family="paragraph" style:parent-style-name="Text_20_body">
      <style:paragraph-properties fo:margin-top="0cm" fo:margin-bottom="0cm" loext:contextual-spacing="true" fo:line-height="100%"/>
      <style:text-properties officeooo:rsid="0034f36d" officeooo:paragraph-rsid="00365d1f"/>
    </style:style>
    <style:style style:name="P50" style:family="paragraph" style:parent-style-name="Text_20_body">
      <style:paragraph-properties fo:margin-top="0cm" fo:margin-bottom="0cm" loext:contextual-spacing="true" fo:line-height="100%"/>
      <style:text-properties officeooo:rsid="00365d1f" officeooo:paragraph-rsid="00365d1f"/>
    </style:style>
    <style:style style:name="P51" style:family="paragraph" style:parent-style-name="Text_20_body">
      <style:paragraph-properties fo:margin-top="0cm" fo:margin-bottom="0cm" loext:contextual-spacing="true" fo:line-height="100%"/>
      <style:text-properties officeooo:rsid="003fefc5" officeooo:paragraph-rsid="003fefc5"/>
    </style:style>
    <style:style style:name="P52" style:family="paragraph" style:parent-style-name="Table_20_Contents">
      <style:text-properties officeooo:rsid="002ed060" officeooo:paragraph-rsid="002ed060"/>
    </style:style>
    <style:style style:name="P53" style:family="paragraph" style:parent-style-name="Table_20_Contents">
      <style:text-properties officeooo:rsid="00301c84" officeooo:paragraph-rsid="00301c84"/>
    </style:style>
    <style:style style:name="P54" style:family="paragraph" style:parent-style-name="Table_20_Contents">
      <style:text-properties officeooo:rsid="00812350" officeooo:paragraph-rsid="00812350"/>
    </style:style>
    <style:style style:name="P55" style:family="paragraph" style:parent-style-name="Table_20_Contents">
      <style:text-properties officeooo:rsid="00812350" officeooo:paragraph-rsid="00858903"/>
    </style:style>
    <style:style style:name="P56" style:family="paragraph" style:parent-style-name="Table_20_Contents">
      <style:text-properties officeooo:rsid="00812350" officeooo:paragraph-rsid="00868e4d"/>
    </style:style>
    <style:style style:name="P57" style:family="paragraph" style:parent-style-name="Table_20_Contents">
      <style:text-properties officeooo:rsid="00868e4d" officeooo:paragraph-rsid="00868e4d"/>
    </style:style>
    <style:style style:name="P58" style:family="paragraph" style:parent-style-name="Table_20_Contents">
      <style:text-properties officeooo:paragraph-rsid="008794de"/>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Standard" style:list-style-name="L1">
      <style:text-properties officeooo:rsid="000a01f8" officeooo:paragraph-rsid="000a01f8"/>
    </style:style>
    <style:style style:name="P63" style:family="paragraph" style:parent-style-name="Standard" style:list-style-name="L1">
      <style:text-properties officeooo:rsid="000a01f8" officeooo:paragraph-rsid="000d3d76"/>
    </style:style>
    <style:style style:name="P64" style:family="paragraph" style:parent-style-name="Text_20_body">
      <style:text-properties officeooo:rsid="002ed060" officeooo:paragraph-rsid="002ed060"/>
    </style:style>
    <style:style style:name="P65" style:family="paragraph" style:parent-style-name="Text_20_body">
      <style:text-properties officeooo:rsid="006c1017" officeooo:paragraph-rsid="00d3ead5"/>
    </style:style>
    <style:style style:name="P66" style:family="paragraph" style:parent-style-name="Text_20_body">
      <style:text-properties officeooo:rsid="0062f406" officeooo:paragraph-rsid="00d3ead5"/>
    </style:style>
    <style:style style:name="P67" style:family="paragraph" style:parent-style-name="Text_20_body">
      <style:text-properties officeooo:rsid="0062fb6e" officeooo:paragraph-rsid="00d3ead5"/>
    </style:style>
    <style:style style:name="P68" style:family="paragraph" style:parent-style-name="Text_20_body">
      <style:text-properties officeooo:rsid="0063ca26" officeooo:paragraph-rsid="00d5056a"/>
    </style:style>
    <style:style style:name="P69" style:family="paragraph" style:parent-style-name="Text_20_body">
      <style:text-properties officeooo:rsid="00d5056a" officeooo:paragraph-rsid="00d5056a"/>
    </style:style>
    <style:style style:name="P70" style:family="paragraph" style:parent-style-name="Text_20_body">
      <style:text-properties officeooo:rsid="00d5e2e0" officeooo:paragraph-rsid="00d5e2e0"/>
    </style:style>
    <style:style style:name="P71" style:family="paragraph" style:parent-style-name="Text_20_body">
      <style:text-properties officeooo:rsid="00d87269" officeooo:paragraph-rsid="00d87269"/>
    </style:style>
    <style:style style:name="P72" style:family="paragraph" style:parent-style-name="Text_20_body" style:list-style-name="L2">
      <style:paragraph-properties fo:margin-top="0cm" fo:margin-bottom="0cm" loext:contextual-spacing="false"/>
      <style:text-properties officeooo:rsid="006fc07b" officeooo:paragraph-rsid="006fc07b"/>
    </style:style>
    <style:style style:name="P73" style:family="paragraph" style:parent-style-name="Text_20_body" style:list-style-name="L2">
      <style:paragraph-properties fo:margin-top="0cm" fo:margin-bottom="0cm" loext:contextual-spacing="false"/>
      <style:text-properties officeooo:rsid="0076320a" officeooo:paragraph-rsid="0076320a"/>
    </style:style>
    <style:style style:name="P74" style:family="paragraph" style:parent-style-name="Heading_20_1">
      <style:text-properties officeooo:rsid="00d3ead5" officeooo:paragraph-rsid="00d3ead5"/>
    </style:style>
    <style:style style:name="P75" style:family="paragraph" style:parent-style-name="Heading_20_3">
      <style:text-properties officeooo:paragraph-rsid="005cd2fe"/>
    </style:style>
    <style:style style:name="T1" style:family="text">
      <style:text-properties officeooo:rsid="000b46bc"/>
    </style:style>
    <style:style style:name="T2" style:family="text">
      <style:text-properties officeooo:rsid="000d3d76"/>
    </style:style>
    <style:style style:name="T3" style:family="text">
      <style:text-properties officeooo:rsid="000db490"/>
    </style:style>
    <style:style style:name="T4" style:family="text">
      <style:text-properties officeooo:rsid="00111541"/>
    </style:style>
    <style:style style:name="T5" style:family="text">
      <style:text-properties officeooo:rsid="0012157c"/>
    </style:style>
    <style:style style:name="T6" style:family="text">
      <style:text-properties officeooo:rsid="0013b866"/>
    </style:style>
    <style:style style:name="T7" style:family="text">
      <style:text-properties officeooo:rsid="0018f447"/>
    </style:style>
    <style:style style:name="T8" style:family="text">
      <style:text-properties officeooo:rsid="001ac774"/>
    </style:style>
    <style:style style:name="T9" style:family="text">
      <style:text-properties officeooo:rsid="001b6ffb"/>
    </style:style>
    <style:style style:name="T10" style:family="text">
      <style:text-properties officeooo:rsid="0027feb8"/>
    </style:style>
    <style:style style:name="T11" style:family="text">
      <style:text-properties officeooo:rsid="0031b1d2"/>
    </style:style>
    <style:style style:name="T12" style:family="text">
      <style:text-properties officeooo:rsid="0034c42c"/>
    </style:style>
    <style:style style:name="T13" style:family="text">
      <style:text-properties officeooo:rsid="003908b0"/>
    </style:style>
    <style:style style:name="T14" style:family="text">
      <style:text-properties officeooo:rsid="003d8bbe"/>
    </style:style>
    <style:style style:name="T15" style:family="text">
      <style:text-properties officeooo:rsid="00473a3d"/>
    </style:style>
    <style:style style:name="T16" style:family="text">
      <style:text-properties officeooo:rsid="00497c2f"/>
    </style:style>
    <style:style style:name="T17" style:family="text">
      <style:text-properties officeooo:rsid="00536da4"/>
    </style:style>
    <style:style style:name="T18" style:family="text">
      <style:text-properties officeooo:rsid="0057a972"/>
    </style:style>
    <style:style style:name="T19" style:family="text">
      <style:text-properties officeooo:rsid="0058115c"/>
    </style:style>
    <style:style style:name="T20" style:family="text">
      <style:text-properties officeooo:rsid="00596edf"/>
    </style:style>
    <style:style style:name="T21" style:family="text">
      <style:text-properties officeooo:rsid="00682928"/>
    </style:style>
    <style:style style:name="T22" style:family="text">
      <style:text-properties officeooo:rsid="006e368a"/>
    </style:style>
    <style:style style:name="T23" style:family="text">
      <style:text-properties officeooo:rsid="0073add5"/>
    </style:style>
    <style:style style:name="T24" style:family="text">
      <style:text-properties officeooo:rsid="0074db42"/>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774c36"/>
    </style:style>
    <style:style style:name="T27" style:family="text">
      <style:text-properties style:text-underline-style="solid" style:text-underline-width="auto" style:text-underline-color="font-color" officeooo:rsid="0079247a"/>
    </style:style>
    <style:style style:name="T28" style:family="text">
      <style:text-properties style:text-underline-style="solid" style:text-underline-width="auto" style:text-underline-color="font-color" officeooo:rsid="007a4fe6"/>
    </style:style>
    <style:style style:name="T29" style:family="text">
      <style:text-properties style:text-underline-style="solid" style:text-underline-width="auto" style:text-underline-color="font-color" officeooo:rsid="007f9c68"/>
    </style:style>
    <style:style style:name="T30" style:family="text">
      <style:text-properties officeooo:rsid="00835a74"/>
    </style:style>
    <style:style style:name="T31" style:family="text">
      <style:text-properties officeooo:rsid="008794de"/>
    </style:style>
    <style:style style:name="T32" style:family="text">
      <style:text-properties officeooo:rsid="00891556"/>
    </style:style>
    <style:style style:name="T33" style:family="text">
      <style:text-properties officeooo:rsid="008a2556"/>
    </style:style>
    <style:style style:name="T34" style:family="text">
      <style:text-properties officeooo:rsid="0091eacb"/>
    </style:style>
    <style:style style:name="T35" style:family="text">
      <style:text-properties officeooo:rsid="0092b996"/>
    </style:style>
    <style:style style:name="T36" style:family="text">
      <style:text-properties officeooo:rsid="0093c958"/>
    </style:style>
    <style:style style:name="T37" style:family="text">
      <style:text-properties officeooo:rsid="00949788"/>
    </style:style>
    <style:style style:name="T38" style:family="text">
      <style:text-properties officeooo:rsid="0094ccc9"/>
    </style:style>
    <style:style style:name="T39" style:family="text">
      <style:text-properties officeooo:rsid="00968797"/>
    </style:style>
    <style:style style:name="T40" style:family="text">
      <style:text-properties officeooo:rsid="00d0be5b"/>
    </style:style>
    <style:style style:name="T41" style:family="text">
      <style:text-properties officeooo:rsid="00d7356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9"><text:a xlink:type="simple" xlink:href="#__RefHeading___Toc156_2010199131" text:style-name="Index_20_Link" text:visited-style-name="Index_20_Link">Installation and setup related notes<text:tab/>1</text:a></text:p>
          <text:p text:style-name="P59"><text:a xlink:type="simple" xlink:href="#__RefHeading___Toc158_2010199131" text:style-name="Index_20_Link" text:visited-style-name="Index_20_Link">UI guidelines<text:tab/>1</text:a></text:p>
          <text:p text:style-name="P60"><text:a xlink:type="simple" xlink:href="#__RefHeading___Toc160_2010199131" text:style-name="Index_20_Link" text:visited-style-name="Index_20_Link">UI components summary<text:tab/>2</text:a></text:p>
          <text:p text:style-name="P60"><text:a xlink:type="simple" xlink:href="#__RefHeading___Toc162_2010199131" text:style-name="Index_20_Link" text:visited-style-name="Index_20_Link">UI Layouts<text:tab/>2</text:a></text:p>
          <text:p text:style-name="P60"><text:a xlink:type="simple" xlink:href="#__RefHeading___Toc164_2010199131" text:style-name="Index_20_Link" text:visited-style-name="Index_20_Link">Responsiveness<text:tab/>2</text:a></text:p>
          <text:p text:style-name="P59"><text:a xlink:type="simple" xlink:href="#__RefHeading___Toc166_2010199131" text:style-name="Index_20_Link" text:visited-style-name="Index_20_Link">Design principles and approaches<text:tab/>2</text:a></text:p>
          <text:p text:style-name="P59"><text:a xlink:type="simple" xlink:href="#__RefHeading___Toc168_2010199131" text:style-name="Index_20_Link" text:visited-style-name="Index_20_Link">Conventions<text:tab/>2</text:a></text:p>
          <text:p text:style-name="P60"><text:a xlink:type="simple" xlink:href="#__RefHeading___Toc198_2960198262" text:style-name="Index_20_Link" text:visited-style-name="Index_20_Link">Ducks<text:tab/>3</text:a></text:p>
          <text:p text:style-name="P60"><text:a xlink:type="simple" xlink:href="#__RefHeading___Toc200_2960198262" text:style-name="Index_20_Link" text:visited-style-name="Index_20_Link">Action convention:<text:tab/>3</text:a></text:p>
          <text:p text:style-name="P61"><text:a xlink:type="simple" xlink:href="#__RefHeading___Toc202_2960198262" text:style-name="Index_20_Link" text:visited-style-name="Index_20_Link">Store structure:<text:tab/>4</text:a></text:p>
          <text:p text:style-name="P61"><text:a xlink:type="simple" xlink:href="#__RefHeading___Toc204_2960198262" text:style-name="Index_20_Link" text:visited-style-name="Index_20_Link">action type convention<text:tab/>4</text:a></text:p>
          <text:p text:style-name="P60"><text:a xlink:type="simple" xlink:href="#__RefHeading___Toc206_2960198262" text:style-name="Index_20_Link" text:visited-style-name="Index_20_Link">Reducer convention:<text:tab/>5</text:a></text:p>
          <text:p text:style-name="P59"><text:a xlink:type="simple" xlink:href="#__RefHeading___Toc208_2960198262" text:style-name="Index_20_Link" text:visited-style-name="Index_20_Link">Local state usage<text:tab/>5</text:a></text:p>
          <text:p text:style-name="P59"><text:a xlink:type="simple" xlink:href="#__RefHeading___Toc212_2960198262" text:style-name="Index_20_Link" text:visited-style-name="Index_20_Link">Convention around forms<text:tab/>5</text:a></text:p>
          <text:p text:style-name="P59"><text:a xlink:type="simple" xlink:href="#__RefHeading___Toc170_2010199131" text:style-name="Index_20_Link" text:visited-style-name="Index_20_Link">TO DO and Open Items<text:tab/>5</text:a></text:p>
          <text:p text:style-name="P59"><text:a xlink:type="simple" xlink:href="#__RefHeading___Toc172_2010199131" text:style-name="Index_20_Link" text:visited-style-name="Index_20_Link">UI Concepts unused in RamaReact<text:tab/>6</text:a></text:p>
          <text:p text:style-name="P59"><text:a xlink:type="simple" xlink:href="#__RefHeading___Toc210_2960198262" text:style-name="Index_20_Link" text:visited-style-name="Index_20_Link">LIST OF Actions<text:tab/>6</text:a></text:p>
        </text:index-body>
      </text:table-of-content>
      <text:h text:style-name="Heading_20_1" text:outline-level="1"><text:bookmark-start text:name="__RefHeading___Toc156_2010199131"/>Installatio<text:span text:style-name="T7">n</text:span> and setup related notes<text:bookmark-end text:name="__RefHeading___Toc156_2010199131"/></text:h>
      <text:p text:style-name="P1">yarn add typeface-roboto </text:p>
      <text:p text:style-name="P1">yarn add <text:s/>@material-ui/core</text:p>
      <text:p text:style-name="P1">yarn add @material-ui/icons</text:p>
      <text:p text:style-name="P1"/>
      <text:p text:style-name="P1">should use older version of "@date-io/date-fns": "1.3.6",</text:p>
      <text:p text:style-name="P1"/>
      <text:p text:style-name="P1">Install using :</text:p>
      <text:p text:style-name="P1">yarn add @date-io/date-fns@1.3.6 –exact</text:p>
      <text:p text:style-name="P1"/>
      <text:p text:style-name="P1">git config --local diff.tool diffuse</text:p>
      <text:p text:style-name="P1">git config --local merge.tool diffuse</text:p>
      <text:p text:style-name="P1">git config --local --add difftool.prompt false</text:p>
      <text:p text:style-name="P1"/>
      <text:p text:style-name="P4">HTTPS based git setups are easier</text:p>
      <text:p text:style-name="P4"/>
      <text:p text:style-name="P5">Password is added to Global git creds :</text:p>
      <text:p text:style-name="P4">jagannathan@jagannathan-Inspiron-3593:~$ more .git-credentials </text:p>
      <text:p text:style-name="P4">https://pnjagan%40gmail.com:Rama%24123@github.com</text:p>
      <text:p text:style-name="P1"/>
      <text:p text:style-name="P1">yarn add react-redux</text:p>
      <text:p text:style-name="P1">yarn add redux-saga</text:p>
      <text:p text:style-name="P1">yarn add axios</text:p>
      <text:p text:style-name="P1"/>
      <text:h text:style-name="Heading_20_1" text:outline-level="1"><text:bookmark-start text:name="__RefHeading___Toc158_2010199131"/>UI guidelines<text:bookmark-end text:name="__RefHeading___Toc158_2010199131"/></text:h>
      <text:p text:style-name="P8">Will stick to Material UI as far as possible, as it is the post popular UI paradigm now with most library support.</text:p>
      <text:h text:style-name="Heading_20_2" text:outline-level="2"><text:bookmark-start text:name="__RefHeading___Toc160_2010199131"/><text:soft-page-break/>UI components <text:span text:style-name="T2">summary</text:span><text:bookmark-end text:name="__RefHeading___Toc160_2010199131"/></text:h>
      <text:list xml:id="list2789370091" text:style-name="L1">
        <text:list-item>
          <text:p text:style-name="P62">Textfield</text:p>
        </text:list-item>
        <text:list-item>
          <text:p text:style-name="P62">Dropdown</text:p>
        </text:list-item>
        <text:list-item>
          <text:p text:style-name="P62">Checkbox/Slide switch <text:s/>- Slide switch is more intutive on touch screens</text:p>
        </text:list-item>
        <text:list-item>
          <text:p text:style-name="P62">Button</text:p>
        </text:list-item>
        <text:list-item>
          <text:p text:style-name="P62">Labels – <text:span text:style-name="T1">May not be required seperately as in Material UI design</text:span></text:p>
        </text:list-item>
        <text:list-item>
          <text:p text:style-name="P62">DATE Input</text:p>
        </text:list-item>
        <text:list-item>
          <text:p text:style-name="P62">LOV-search : Is mandatory, find out a way to refer a record-group from the backend</text:p>
        </text:list-item>
        <text:list-item>
          <text:p text:style-name="P63">Slide and Switch are getting popular as they are easier to handle in mobile and touch screen</text:p>
        </text:list-item>
        <text:list-item>
          <text:p text:style-name="P62">Transfer is still rarely used. <text:span text:style-name="T2">[2 list with values shuttling between them]</text:span></text:p>
        </text:list-item>
        <text:list-item>
          <text:p text:style-name="P62">Heading</text:p>
        </text:list-item>
        <text:list-item>
          <text:p text:style-name="P62">TextArea</text:p>
        </text:list-item>
        <text:list-item>
          <text:p text:style-name="P62">Instructions</text:p>
        </text:list-item>
        <text:list-item>
          <text:p text:style-name="P62">MultiSelect - [Chip is not a good idea - but moving selected fields to the TOP is a good idea.] Showing selected items as a LIST below is also a good idea.</text:p>
        </text:list-item>
      </text:list>
      <text:p text:style-name="P3"/>
      <text:p text:style-name="P3"/>
      <text:h text:style-name="Heading_20_2" text:outline-level="2"><text:bookmark-start text:name="__RefHeading___Toc162_2010199131"/>UI Layouts<text:bookmark-end text:name="__RefHeading___Toc162_2010199131"/></text:h>
      <text:p text:style-name="P40">Flowlayout – Single column/row style</text:p>
      <text:p text:style-name="P41">Tabs – <text:span text:style-name="T4">are really a good way to manage responsive UI as tabs are easier to click than menu.</text:span></text:p>
      <text:p text:style-name="P41">D<text:span text:style-name="T4">i</text:span>alogs – <text:s/><text:span text:style-name="T4">Not used till now but will be required.</text:span></text:p>
      <text:p text:style-name="P41">Menu – <text:span text:style-name="T4">This was contraversial – even thought of avoiding multi-level menu but retained them for ease of navigation on the desktop. DO not proliferate the UI with Menus. They are inherently difficult to click on Mobile web.</text:span></text:p>
      <text:h text:style-name="Heading_20_2" text:outline-level="2"><text:bookmark-start text:name="__RefHeading___Toc164_2010199131"/>Responsiveness<text:bookmark-end text:name="__RefHeading___Toc164_2010199131"/></text:h>
      <text:p text:style-name="P19"><text:span text:style-name="T5">U</text:span>se media query in JavaScript.</text:p>
      <text:p text:style-name="P19"><text:span text:style-name="T6">Mostly b</text:span>uild 2 layouts - Desktop and mobile</text:p>
      <text:p text:style-name="P19"><text:span text:style-name="T6">For rare optimization consider </text:span>3 <text:span text:style-name="T6">categories </text:span>- Desktop, <text:span text:style-name="T9">M</text:span>obile and TAB</text:p>
      <text:p text:style-name="P39">context-demo builds a context that provides one of these device codes as context but it is abtracted by pure component and only component that subscribes to that context re-renders when the component rerenders.</text:p>
      <text:h text:style-name="Heading_20_1" text:outline-level="1"><text:bookmark-start text:name="__RefHeading___Toc166_2010199131"/>Design principles and approaches<text:bookmark-end text:name="__RefHeading___Toc166_2010199131"/></text:h>
      <text:p text:style-name="P19">Handling Tables - Refresh and pagination are mandatory</text:p>
      <text:p text:style-name="P19">Table selections are key</text:p>
      <text:p text:style-name="P19">Edit , download and more details are nowadays implemented as a hover links, rather than as action buttons</text:p>
      <text:p text:style-name="P46">Tables are vital part of OLTP applications.</text:p>
      <text:p text:style-name="P2"/>
      <text:h text:style-name="Heading_20_1" text:outline-level="1"><text:bookmark-start text:name="__RefHeading___Toc168_2010199131"/>Conventions<text:bookmark-end text:name="__RefHeading___Toc168_2010199131"/></text:h>
      <text:p text:style-name="P24">All of the non-ui code goes into state folder. <text:span text:style-name="T10">It has 2 main folder, ducks and utils.</text:span></text:p>
      <text:p text:style-name="P45">Util has a log and isBlank and can host similar utilities.</text:p>
      <text:h text:style-name="Heading_20_2" text:outline-level="2"><text:bookmark-start text:name="__RefHeading___Toc198_2960198262"/><text:soft-page-break/>Ducks<text:bookmark-end text:name="__RefHeading___Toc198_2960198262"/></text:h>
      <text:p text:style-name="P21">There woud be 1 file per entity that exports reducer , action and saga-watcher.</text:p>
      <text:p text:style-name="P21">Index file would combine all the ducks</text:p>
      <text:p text:style-name="P22">Ducks also has common files for all ducks.</text:p>
      <text:p text:style-name="P23"/>
      <text:p text:style-name="P23">src</text:p>
      <text:p text:style-name="P23"><text:s text:c="3"/>→state</text:p>
      <text:p text:style-name="P23"><text:s text:c="8"/>→ducks</text:p>
      <text:p text:style-name="P23"><text:s text:c="8"/>→utils</text:p>
      <text:p text:style-name="P25">Reducers and actions are generated using redux-tool-kits.</text:p>
      <text:h text:style-name="Heading_20_2" text:outline-level="2"><text:bookmark-start text:name="__RefHeading___Toc200_2960198262"/>Action convention:<text:bookmark-end text:name="__RefHeading___Toc200_2960198262"/></text:h>
      <text:p text:style-name="P11">createAction <text:span text:style-name="T11">from redux tool-kit is used to create action.<text:tab/>createAction takes a action type and preparePayload function and it returns a function that takes a single parameter object that is passed preparePayload and it returns a action. The toString of the action is the type of the action. That way the action object becomes a type where a string is expected.</text:span></text:p>
      <text:p text:style-name="P18">Structure of action payload <text:span text:style-name="T22">in case of no error </text:span>mimicks the <text:span text:style-name="T12">store </text:span>structure <text:span text:style-name="T22">and in case of error , the error strcuture required by error handler.</text:span></text:p>
      <text:p text:style-name="P37"><text:span text:style-name="T25">Value Action passed to prepare payload</text:span><text:span text:style-name="T28">(PPL)</text:span></text:p>
      <table:table table:name="Table2" table:style-name="Table2">
        <table:table-column table:style-name="Table2.A"/>
        <table:table-column table:style-name="Table2.B"/>
        <table:table-row>
          <table:table-cell table:style-name="Table2.A1" office:value-type="string">
            <text:p text:style-name="P58">Pass case</text:p>
            <text:p text:style-name="P6">customerSaveResponded({</text:p>
            <text:p text:style-name="P6"><text:span text:style-name="T31">e</text:span>rror: false,</text:p>
            <text:p text:style-name="P7">meta: &lt;placeholder for store-status or store-message that action initiator might want to sent to receiver&gt;,</text:p>
            <text:p text:style-name="P6">data: {</text:p>
            <text:p text:style-name="P6">customerId: data.serverResponse.result,</text:p>
            <text:p text:style-name="P6">},</text:p>
            <text:p text:style-name="P47">})</text:p>
            <text:p text:style-name="P36"/>
            <text:p text:style-name="Text_20_body"/>
          </table:table-cell>
          <table:table-cell table:style-name="Table2.B1" office:value-type="string">
            <text:p text:style-name="P38"><text:span text:style-name="T23">Fail</text:span> case:</text:p>
            <text:p text:style-name="P6">customerSaveResponded({</text:p>
            <text:p text:style-name="P6"><text:span text:style-name="T31">e</text:span>rror: true,</text:p>
            <text:p text:style-name="P7">meta: &lt;placeholder for store-status or store-message that action initiator might want to sent to receiver&gt;,</text:p>
            <text:p text:style-name="P6">requestError: data.serverResponse.requestError,</text:p>
            <text:p text:style-name="P6">detailError: data.serverResponse.detailError,</text:p>
            <text:p text:style-name="P6">})</text:p>
          </table:table-cell>
        </table:table-row>
      </table:table>
      <text:p text:style-name="P42"/>
      <text:list xml:id="list338213411" text:style-name="L2">
        <text:list-item>
          <text:p text:style-name="P72"><text:span text:style-name="T24">“data”</text:span> is as data <text:span text:style-name="T33">property within payload property in action.</text:span></text:p>
        </text:list-item>
        <text:list-item>
          <text:p text:style-name="P72">“<text:span text:style-name="T32">meta” is usually not passed to preparePayload. But if it is passed, preparepayload does pass that on as “meta” to the action outside the payload key. Note that store or receiver may not use that meta.</text:span></text:p>
        </text:list-item>
        <text:list-item>
          <text:p text:style-name="P73">“<text:span text:style-name="T33">error</text:span>” flag <text:span text:style-name="T33">property is also passed on to receiver.</text:span></text:p>
        </text:list-item>
        <text:list-item>
          <text:p text:style-name="P73"/>
        </text:list-item>
      </text:list>
      <text:p text:style-name="P44"><text:span text:style-name="T25">Action </text:span><text:span text:style-name="T26">that arrives at the store/</text:span><text:span text:style-name="T29">reciever</text:span><text:span text:style-name="T26"> (processed by </text:span><text:span text:style-name="T27">PPL</text:span><text:span text:style-name="T26">)</text:span></text:p>
      <table:table table:name="Table3" table:style-name="Table3">
        <table:table-column table:style-name="Table3.A"/>
        <table:table-column table:style-name="Table3.B"/>
        <table:table-row>
          <table:table-cell table:style-name="Table3.A1" office:value-type="string">
            <text:p text:style-name="P57">Pass case:</text:p>
            <text:p text:style-name="P54">{</text:p>
            <text:p text:style-name="P54"><text:s text:c="2"/>type: &lt;action type&gt;</text:p>
            <text:p text:style-name="P54"><text:s text:c="2"/>payload : {</text:p>
            <text:p text:style-name="P54"><text:s text:c="5"/>data : &lt;<text:span text:style-name="T34">Pure data .. note that field should here in case of 1 level data. In case of multi-level </text:span><text:soft-page-break/><text:span text:style-name="T34">data, custom array property and index propery should be here. No further wrapping of data</text:span>&gt;</text:p>
            <text:p text:style-name="P54"><text:s text:c="2"/>}</text:p>
            <text:p text:style-name="P55"><text:s text:c="2"/><text:span text:style-name="T30">error : false</text:span></text:p>
            <text:p text:style-name="P55"><text:s text:c="2"/><text:span text:style-name="T30">meta : {anything passed to PPL as “aMeta”}</text:span></text:p>
            <text:p text:style-name="P54">}</text:p>
          </table:table-cell>
          <table:table-cell table:style-name="Table3.B1" office:value-type="string">
            <text:p text:style-name="P57">Fail case:</text:p>
            <text:p text:style-name="P56">{</text:p>
            <text:p text:style-name="P56"><text:s text:c="2"/>type: &lt;action type&gt;</text:p>
            <text:p text:style-name="P56"><text:s text:c="2"/>payload : {</text:p>
            <text:p text:style-name="P56"><text:s text:c="5"/><text:span text:style-name="T31">requestError: &lt;Request level or form level error&gt;</text:span></text:p>
            <text:p text:style-name="P56"><text:soft-page-break/><text:s text:c="5"/><text:span text:style-name="T31">detailError : &lt;Field level error messages&gt;</text:span></text:p>
            <text:p text:style-name="P56"><text:s text:c="2"/>}</text:p>
            <text:p text:style-name="P56"><text:s text:c="2"/><text:span text:style-name="T30">error : false</text:span></text:p>
            <text:p text:style-name="P56"><text:s text:c="2"/><text:span text:style-name="T30">meta : {anything passed to PPL as “aMeta”}</text:span></text:p>
            <text:p text:style-name="P56">}</text:p>
          </table:table-cell>
        </table:table-row>
      </table:table>
      <text:p text:style-name="P43"/>
      <text:h text:style-name="Heading_20_3" text:outline-level="3"><text:bookmark-start text:name="__RefHeading___Toc202_2960198262"/>Store structure:<text:bookmark-end text:name="__RefHeading___Toc202_2960198262"/></text:h>
      <text:p text:style-name="P20">{</text:p>
      <text:p text:style-name="P20"><text:s text:c="2"/>data: {</text:p>
      <text:p text:style-name="P20"><text:s text:c="4"/><text:span text:style-name="T34">&lt;Pure data, refer the action definition of action&gt;</text:span></text:p>
      <text:p text:style-name="P20"><text:s text:c="2"/>},</text:p>
      <text:p text:style-name="P20"><text:s text:c="2"/>meta :{</text:p>
      <text:p text:style-name="P20"><text:s text:c="6"/>status: 'NOT_REQUESTED',</text:p>
      <text:p text:style-name="P20"><text:s text:c="6"/>message: ''</text:p>
      <text:p text:style-name="P20"><text:s text:c="2"/>}</text:p>
      <text:p text:style-name="P20">}</text:p>
      <text:p text:style-name="P12">2 main properties in the store.</text:p>
      <text:p text:style-name="P12">Data contains actual data. It should contains fields and nested children. <text:span text:style-name="T20">Data also can contain an array of records and current index field to store search results.</text:span></text:p>
      <text:p text:style-name="P16">Note that structure within the data key is completely specific to the entity and need not follow any convention. So customer entity has this as initial data object.</text:p>
      <text:p text:style-name="P26"><text:s text:c="2"/>{</text:p>
      <text:p text:style-name="P26"><text:s text:c="4"/>meta: { status: reduxStates.INITIAL, message: "" },</text:p>
      <text:p text:style-name="P26"><text:s text:c="4"/>data: { customerList: [], currentIndex: -1 },</text:p>
      <text:p text:style-name="P26"><text:s text:c="2"/>}</text:p>
      <text:p text:style-name="P15"/>
      <text:p text:style-name="P12">Meta has 1 main property, the status of the data. It is to serve as an indicator to anyone trying to read the data if it is ready or not. For example, empty data might mean it is being fetched or fetched data is empty. <text:span text:style-name="T14">There is other property called message which is a placeholder to store any descriptive detail about the status. Not used at this time.</text:span></text:p>
      <text:p text:style-name="P48">INITIAL – No attempt has been made to populate data.</text:p>
      <text:p text:style-name="P48">GET_IN_PROGRESS – Data fetch from server is initiated.</text:p>
      <text:p text:style-name="P48">READY – Data is ready to be read.</text:p>
      <text:p text:style-name="P48">GET_FAILED – Data fetch from server failed.</text:p>
      <text:p text:style-name="P48"/>
      <text:p text:style-name="P50">This 2 states have been thought of but not taken seriously.<text:tab/></text:p>
      <text:p text:style-name="P49">UPDATE_IN_PROGRESS – Data push to server is initiated.</text:p>
      <text:p text:style-name="P49">UPDATE_FAILED – Data push to server has failed</text:p>
      <text:p text:style-name="P49"/>
      <text:h text:style-name="P75" text:outline-level="3"><text:bookmark-start text:name="__RefHeading___Toc204_2960198262"/>action type convention <text:bookmark-end text:name="__RefHeading___Toc204_2960198262"/></text:h>
      <text:p text:style-name="P19">&lt;entity&gt;/&lt;action&gt;/&lt;requested/responded&gt;</text:p>
      <text:p text:style-name="P27">Login and Logout are exception in that there no meaning to the action they perform – they can be called login/put/requested but somehow I decided not to do it.</text:p>
      <text:p text:style-name="P27"/>
      <text:p text:style-name="P27"><text:soft-page-break/>login/requested</text:p>
      <text:p text:style-name="P27">login/responded</text:p>
      <text:p text:style-name="P28">logout/requested</text:p>
      <text:p text:style-name="P28"/>
      <text:p text:style-name="P28">Note there is no logout responed, action of logout happens <text:span text:style-name="T17">immediately </text:span>in the reducer itself. <text:span text:style-name="T17">But there is a saga listener to clear-out the browser local state.</text:span></text:p>
      <text:p text:style-name="P28"/>
      <text:p text:style-name="P29">Note the action is in past-tense. Action records an action already happened.</text:p>
      <text:p text:style-name="P30">Action options are get , post and put – closely modelling HTTP actions- not because all actions are related to server but because all actions need to be understood only at these 3 levels. Idempotent read , Idempotent <text:span text:style-name="T15">data manipulation</text:span> and Non-Idempotent <text:span text:style-name="T15">data manipulation.</text:span></text:p>
      <text:p text:style-name="P31">POST – is not idempotent, think of posting as something that happens only on plain wall, if there is already a poster, the poster-sticker will stick adjacent to it. So doing post multiple times makes the wall nasty.</text:p>
      <text:p text:style-name="P31">PUT – is l<text:span text:style-name="T16">ike painting the specific portion of the wall. Doing multiple times the samething is just waste of time and effort, wall itself is as good or bad as painted (PUT) once.</text:span></text:p>
      <text:p text:style-name="P29"/>
      <text:p text:style-name="P32">Parameter to payload preparer has <text:span text:style-name="T13">apart from data key , 2 more keys.</text:span></text:p>
      <text:p text:style-name="P33"><text:span text:style-name="T35">error</text:span>- &gt; standing for action error. <text:span text:style-name="T35">This flag goes along with action type to describe the action.</text:span></text:p>
      <text:p text:style-name="P34"><text:span text:style-name="T36">meta</text:span> → standing for action meta. This is <text:span text:style-name="T37">may be used</text:span> for reducer to update this meta section of the store, <text:span text:style-name="T37">probably the message. It is a placeholder as of now.</text:span></text:p>
      <text:p text:style-name="P34"/>
      <text:p text:style-name="P34"><text:span text:style-name="T39">Receiver </text:span>basically copies the data from payload <text:span text:style-name="T38">and usess error and meta as required</text:span>.</text:p>
      <text:p text:style-name="P35"/>
      <text:h text:style-name="Heading_20_2" text:outline-level="2"><text:bookmark-start text:name="__RefHeading___Toc206_2960198262"/>Reducer convention:<text:bookmark-end text:name="__RefHeading___Toc206_2960198262"/></text:h>
      <text:p text:style-name="P51">Reducer <text:span text:style-name="T19">slice </text:span>is built using createReducer from redux toolkit. <text:span text:style-name="T19">It argument to createReducer consists of initial value and <text:s/>an object. Object contains action and corresponding function to be called if that action is encounted. Intrestingly, the tool kit gives you the current store and the action. You are allowed to modify the store. The toolkit will ensure to create a copy for the actual reducer.</text:span></text:p>
      <text:p text:style-name="P51"/>
      <text:h text:style-name="Heading_20_1" text:outline-level="1"><text:bookmark-start text:name="__RefHeading___Toc208_2960198262"/>Local state usage<text:bookmark-end text:name="__RefHeading___Toc208_2960198262"/></text:h>
      <text:p text:style-name="P13">Local state stores the siaUserLogin <text:span text:style-name="T18">and jwtKey. It is validated every time the value in redux for the userKey is blank but initiating a login action to server (if the values are present in the local state).</text:span></text:p>
      <text:p text:style-name="P14">If the values are not present in local state or if server validation of the key in local state fails, user is re-directed to the login page.</text:p>
      <text:p text:style-name="P14"/>
      <text:h text:style-name="Heading_20_1" text:outline-level="1"><text:bookmark-start text:name="__RefHeading___Toc212_2960198262"/>Convention around forms<text:bookmark-end text:name="__RefHeading___Toc212_2960198262"/></text:h>
      <text:p text:style-name="P17">Any editable field that needs to store state as local will be wrapped as a final form. <text:span text:style-name="T21">&lt;More details to be filled&gt;</text:span></text:p>
      <text:h text:style-name="Heading_20_1" text:outline-level="1"><text:bookmark-start text:name="__RefHeading___Toc172_2010199131"/>UI Concepts <text:span text:style-name="T8">unused</text:span> in RamaReact<text:bookmark-end text:name="__RefHeading___Toc172_2010199131"/></text:h>
      <text:p text:style-name="P9"><text:span text:style-name="T3">S</text:span>ingle column/<text:span text:style-name="T3">Double column styles – usually useful for Label/field format – not useful in MUI pattern as we prefer labels to sit vertically above or below a component.</text:span></text:p>
      <text:p text:style-name="P10"><text:soft-page-break/>Multi column Layout might be required for richer UI but can be achieved by laying Flowlayouts accordingly – another key criteria is responsiveness.</text:p>
      <text:h text:style-name="Heading_20_1" text:outline-level="1"><text:bookmark-start text:name="__RefHeading___Toc210_2960198262"/>LIST OF Actions<text:bookmark-end text:name="__RefHeading___Toc210_2960198262"/></text:h>
      <table:table table:name="Table1" table:style-name="Table1">
        <table:table-column table:style-name="Table1.A" table:number-columns-repeated="2"/>
        <table:table-column table:style-name="Table1.C"/>
        <table:table-column table:style-name="Table1.D"/>
        <table:table-row>
          <table:table-cell table:style-name="Table1.A1" office:value-type="string">
            <text:p text:style-name="P52">ACTION</text:p>
          </table:table-cell>
          <table:table-cell table:style-name="Table1.A1" office:value-type="string">
            <text:p text:style-name="P52">Who would fire</text:p>
          </table:table-cell>
          <table:table-cell table:style-name="Table1.A1" office:value-type="string">
            <text:p text:style-name="P52">Who would action</text:p>
          </table:table-cell>
          <table:table-cell table:style-name="Table1.D1" office:value-type="string">
            <text:p text:style-name="P52">comments</text:p>
          </table:table-cell>
        </table:table-row>
        <table:table-row>
          <table:table-cell table:style-name="Table1.A2" office:value-type="string">
            <text:p text:style-name="Table_20_Contents">customer/get/requested</text:p>
          </table:table-cell>
          <table:table-cell table:style-name="Table1.A2" office:value-type="string">
            <text:p text:style-name="P53">UI</text:p>
          </table:table-cell>
          <table:table-cell table:style-name="Table1.A2" office:value-type="string">
            <text:p text:style-name="P53">Saga, Reducers</text:p>
          </table:table-cell>
          <table:table-cell table:style-name="Table1.D2" office:value-type="string">
            <text:p text:style-name="P53">There are 2 components in TAB that need to share the customer data. Search and view/Update. Hence reducer is required</text:p>
          </table:table-cell>
        </table:table-row>
        <table:table-row>
          <table:table-cell table:style-name="Table1.A2" office:value-type="string">
            <text:p text:style-name="Table_20_Contents">customer/get/responded</text:p>
          </table:table-cell>
          <table:table-cell table:style-name="Table1.A2" office:value-type="string">
            <text:p text:style-name="P53">Saga</text:p>
          </table:table-cell>
          <table:table-cell table:style-name="Table1.A2" office:value-type="string">
            <text:p text:style-name="P53">UI, Reducers</text:p>
          </table:table-cell>
          <table:table-cell table:style-name="Table1.D2" office:value-type="string">
            <text:p text:style-name="P53">See above why reducer is required</text:p>
          </table:table-cell>
        </table:table-row>
        <table:table-row>
          <table:table-cell table:style-name="Table1.A2" office:value-type="string">
            <text:p text:style-name="Table_20_Contents">customer/save/requested</text:p>
          </table:table-cell>
          <table:table-cell table:style-name="Table1.A2" office:value-type="string">
            <text:p text:style-name="P53">UI</text:p>
          </table:table-cell>
          <table:table-cell table:style-name="Table1.A2" office:value-type="string">
            <text:p text:style-name="P53">Saga</text:p>
          </table:table-cell>
          <table:table-cell table:style-name="Table1.D2" office:value-type="string">
            <text:p text:style-name="P53">No reducer is required as of now, but once get is implemented, previous search might have to be invalidated.</text:p>
          </table:table-cell>
        </table:table-row>
        <table:table-row>
          <table:table-cell table:style-name="Table1.A2" office:value-type="string">
            <text:p text:style-name="Table_20_Contents">customer/save/responded</text:p>
          </table:table-cell>
          <table:table-cell table:style-name="Table1.A2" office:value-type="string">
            <text:p text:style-name="P53">Saga</text:p>
          </table:table-cell>
          <table:table-cell table:style-name="Table1.A2" office:value-type="string">
            <text:p text:style-name="P53">UI</text:p>
          </table:table-cell>
          <table:table-cell table:style-name="Table1.D2" office:value-type="string">
            <text:p text:style-name="P53">See above</text:p>
          </table:table-cell>
        </table:table-row>
      </table:table>
      <text:p text:style-name="P64"/>
      <text:h text:style-name="P74" text:outline-level="1">Improvements</text:h>
      <text:p text:style-name="P68">Make it easy to build CRUD forms including parent child using the convention so build above.</text:p>
      <text:p text:style-name="P69">Specifically, make search and CrUpd reusable.</text:p>
      <text:p text:style-name="P69">Improve navigation between search and crupd.</text:p>
      <text:p text:style-name="P69">Implement delete</text:p>
      <text:p text:style-name="P70">Make ducks more configurable and less copy paste</text:p>
      <text:p text:style-name="P70">Implement a convention for LOVs</text:p>
      <text:p text:style-name="P70">Implement Parent-child with CardDrop down <text:span text:style-name="T41">area</text:span> – rather than table for MVP.</text:p>
      <text:p text:style-name="P66">Convert to typescript</text:p>
      <text:p text:style-name="P67">Use FP extensively to make code much more re-usable. Mainly using monads and Tasks and other category theory objects. Also use Ramda to compose funtions.</text:p>
      <text:p text:style-name="P65">Build pagination conventions</text:p>
      <text:p text:style-name="P65">*<text:span text:style-name="T40">AXIOS does not seem to send body and headers in GET request. For now sent the token as part of query string but need to investigate this further. HTTP protocol does allow headers and body for GET request.</text:span></text:p>
      <text:p text:style-name="P71">Impleement search criteria restrictions in both backend and front-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5T02:21:23.456533892</meta:creation-date>
    <meta:generator>LibreOffice/6.0.7.3$Linux_X86_64 LibreOffice_project/00m0$Build-3</meta:generator>
    <dc:date>2020-08-02T08:05:44.933404197</dc:date>
    <meta:editing-duration>PT5H22M</meta:editing-duration>
    <meta:editing-cycles>156</meta:editing-cycles>
    <meta:document-statistic meta:table-count="3" meta:image-count="0" meta:object-count="0" meta:page-count="6" meta:paragraph-count="205" meta:word-count="1732" meta:character-count="10513" meta:non-whitespace-character-count="8888"/>
  </office:meta>
</office:document-meta>
</file>